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Classical Serif" svg:font-family="'CMU Classical Serif'" style:font-family-generic="roman" style:font-pitch="variable"/>
    <style:font-face style:name="CMU Classical Serif1" svg:font-family="'CMU Classical Serif'" style:font-family-generic="roman"/>
    <style:font-face style:name="CMU Serif" svg:font-family="'CMU Serif'" style:font-family-generic="roman" style:font-pitch="variable"/>
    <style:font-face style:name="CMU Serif1" svg:font-family="'CMU Serif'" style:font-family-generic="roman"/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ff8000" draw:marker-start-width="0.518cm" draw:marker-end-width="0.518cm" draw:fill-color="#ffffff" draw:textarea-horizontal-align="justify" draw:textarea-vertical-align="middle" draw:auto-grow-height="false" fo:min-height="1.498cm" fo:min-width="1.176cm" fo:padding-top="0.231cm" fo:padding-bottom="0.231cm" fo:padding-left="0.356cm" fo:padding-right="0.356cm"/>
      <style:paragraph-properties style:writing-mode="lr-tb"/>
    </style:style>
    <style:style style:name="gr2" style:family="graphic" style:parent-style-name="standard">
      <style:graphic-properties draw:stroke="solid" svg:stroke-width="0.212cm" svg:stroke-color="#ff8000" draw:marker-start-width="0.518cm" draw:marker-end-width="0.518cm" draw:fill-color="#ffffff" draw:textarea-horizontal-align="justify" draw:textarea-vertical-align="middle" draw:auto-grow-height="false" fo:min-height="0.996cm" fo:min-width="0.703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width="0.018cm" svg:stroke-color="#1418f4" draw:marker-start-width="0.227cm" draw:marker-end-width="0.227cm" draw:fill-color="#1418f4" draw:opacity="30%" draw:textarea-horizontal-align="justify" draw:textarea-vertical-align="middle" draw:auto-grow-height="false" fo:min-height="2.586cm" fo:min-width="2.338cm" fo:padding-top="0.134cm" fo:padding-bottom="0.134cm" fo:padding-left="0.259cm" fo:padding-right="0.259cm"/>
      <style:paragraph-properties style:writing-mode="lr-tb"/>
    </style:style>
    <style:style style:name="gr4" style:family="graphic" style:parent-style-name="objectwithoutfill">
      <style:graphic-properties svg:stroke-width="0.176cm" svg:stroke-color="#00a933" draw:marker-start-width="0.464cm" draw:marker-end-width="0.464cm" draw:fill="solid" draw:textarea-vertical-align="middle" fo:padding-top="0.213cm" fo:padding-bottom="0.213cm" fo:padding-left="0.338cm" fo:padding-right="0.338cm"/>
      <style:paragraph-properties style:writing-mode="lr-tb"/>
    </style:style>
    <style:style style:name="gr5" style:family="graphic" style:parent-style-name="standard">
      <style:graphic-properties svg:stroke-width="0.159cm" svg:stroke-color="#666666" draw:marker-start-width="0.437cm" draw:marker-end-width="0.437cm" draw:fill-color="#dddddd" draw:textarea-horizontal-align="justify" draw:textarea-vertical-align="middle" draw:auto-grow-height="false" fo:min-height="10.344cm" fo:min-width="3.5cm" fo:padding-top="0.203cm" fo:padding-bottom="0.203cm" fo:padding-left="0.328cm" fo:padding-right="0.328cm"/>
      <style:paragraph-properties style:writing-mode="lr-tb"/>
    </style:style>
    <style:style style:name="gr6" style:family="graphic" style:parent-style-name="standard">
      <style:graphic-properties svg:stroke-width="0.159cm" svg:stroke-color="#666666" draw:marker-start-width="0.437cm" draw:marker-end-width="0.437cm" draw:fill-color="#dddddd" draw:textarea-horizontal-align="justify" draw:textarea-vertical-align="middle" draw:auto-grow-height="false" fo:min-height="10.347cm" fo:min-width="3.502cm" fo:padding-top="0.203cm" fo:padding-bottom="0.203cm" fo:padding-left="0.328cm" fo:padding-right="0.328cm"/>
      <style:paragraph-properties style:writing-mode="lr-tb"/>
    </style:style>
    <style:style style:name="gr7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41cm" fo:min-width="5.235cm"/>
      <style:paragraph-properties style:writing-mode="lr-tb"/>
    </style:style>
    <style:style style:name="gr9" style:family="graphic" style:parent-style-name="objectwithoutfill">
      <style:graphic-properties svg:stroke-width="0.212cm" svg:stroke-color="#bf0041" draw:marker-start-width="0.517cm" draw:marker-end="Arrow" draw:marker-end-width="0.617cm" draw:fill="solid" draw:textarea-vertical-align="middle" fo:padding-top="0.23cm" fo:padding-bottom="0.23cm" fo:padding-left="0.355cm" fo:padding-right="0.3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4cm" fo:min-width="5.095cm"/>
      <style:paragraph-properties style:writing-mode="lr-tb"/>
    </style:style>
    <style:style style:name="gr11" style:family="graphic" style:parent-style-name="objectwithoutfill">
      <style:graphic-properties svg:stroke-width="0.212cm" svg:stroke-color="#000000" draw:marker-start-width="0.518cm" draw:marker-end="Arrowheads_20_3" draw:marker-end-width="0.518cm" draw:fill="solid" draw:textarea-vertical-align="middle" fo:padding-top="0.231cm" fo:padding-bottom="0.231cm" fo:padding-left="0.356cm" fo:padding-right="0.356cm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fill="solid" draw:fill-color="#000000" draw:textarea-horizontal-align="justify" draw:textarea-vertical-align="middle" draw:auto-grow-height="false" fo:min-height="0.18cm" fo:min-width="0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3cm" fo:min-width="6.482cm"/>
      <style:paragraph-properties style:writing-mode="lr-tb"/>
    </style:style>
    <style:style style:name="gr14" style:family="graphic" style:parent-style-name="standard">
      <style:graphic-properties svg:stroke-width="0.212cm" svg:stroke-color="#00a933" draw:marker-start="Arrow" draw:marker-start-width="0.518cm" draw:marker-end-width="0.518cm" draw:textarea-vertical-align="middle" fo:padding-top="0.231cm" fo:padding-bottom="0.231cm" fo:padding-left="0.356cm" fo:padding-right="0.356cm"/>
      <style:paragraph-properties style:writing-mode="lr-tb"/>
    </style:style>
    <style:style style:name="gr15" style:family="graphic" style:parent-style-name="standard">
      <style:graphic-properties draw:stroke="none" svg:stroke-width="0.212cm" svg:stroke-color="#000000" draw:marker-start-width="0.518cm" draw:marker-end-width="0.518cm" draw:fill="none" draw:fill-color="#ffffff" draw:textarea-horizontal-align="left" draw:auto-grow-height="true" draw:auto-grow-width="true" fo:min-height="4.642cm" fo:min-width="3.706cm"/>
      <style:paragraph-properties style:writing-mode="lr-tb"/>
    </style:style>
    <style:style style:name="gr16" style:family="graphic" style:parent-style-name="standard">
      <style:graphic-properties draw:stroke="none" svg:stroke-width="0.212cm" svg:stroke-color="#000000" draw:marker-start-width="0.518cm" draw:marker-end-width="0.518cm" draw:fill="none" draw:fill-color="#ffffff" draw:textarea-horizontal-align="left" draw:auto-grow-height="true" draw:auto-grow-width="true" fo:min-height="4.639cm" fo:min-width="5.146cm"/>
      <style:paragraph-properties style:writing-mode="lr-tb"/>
    </style:style>
    <style:style style:name="gr17" style:family="graphic" style:parent-style-name="objectwithoutfill">
      <style:graphic-properties svg:stroke-width="0.159cm" svg:stroke-color="#000000" draw:marker-start="Arrow" draw:marker-start-width="0.438cm" draw:marker-end="Arrow" draw:marker-end-width="0.438cm" draw:fill="solid" draw:textarea-vertical-align="middle" fo:padding-top="0.204cm" fo:padding-bottom="0.204cm" fo:padding-left="0.329cm" fo:padding-right="0.3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24cm" fo:min-width="2.70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24cm" fo:min-width="2.832cm"/>
      <style:paragraph-properties style:writing-mode="lr-tb"/>
    </style:style>
    <style:style style:name="gr20" style:family="graphic" style:parent-style-name="objectwithoutfill">
      <style:graphic-properties svg:stroke-width="0.212cm" svg:stroke-color="#2a6099" draw:marker-start="" draw:marker-start-width="0.517cm" draw:marker-end="Arrowheads_20_3" draw:marker-end-width="0.617cm" draw:fill="solid" draw:textarea-vertical-align="middle" fo:padding-top="0.23cm" fo:padding-bottom="0.23cm" fo:padding-left="0.355cm" fo:padding-right="0.3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cm" fo:min-width="2.918cm"/>
      <style:paragraph-properties style:writing-mode="lr-tb"/>
    </style:style>
    <style:style style:name="gr22" style:family="graphic" style:parent-style-name="standard">
      <style:graphic-properties svg:stroke-width="0.212cm" svg:stroke-color="#00a933" draw:marker-start="Arrowheads_20_3" draw:marker-start-width="0.518cm" draw:marker-end-width="0.518cm" draw:textarea-vertical-align="middle" fo:padding-top="0.231cm" fo:padding-bottom="0.231cm" fo:padding-left="0.356cm" fo:padding-right="0.3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2cm" fo:min-width="2.95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2cm" fo:min-width="3.4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41cm" fo:min-width="5.145cm"/>
      <style:paragraph-properties style:writing-mode="lr-tb"/>
    </style:style>
    <style:style style:name="gr26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  <style:paragraph-properties style:writing-mode="lr-tb"/>
    </style:style>
    <style:style style:name="gr27" style:family="graphic" style:parent-style-name="objectwithoutfill">
      <style:graphic-properties draw:stroke="dash" draw:stroke-dash="Dash" svg:stroke-width="0.212cm" svg:stroke-color="#333333" draw:marker-start-width="0.517cm" draw:marker-end-width="0.517cm" svg:stroke-linecap="butt" draw:fill="solid" draw:textarea-vertical-align="middle" fo:padding-top="0.23cm" fo:padding-bottom="0.23cm" fo:padding-left="0.355cm" fo:padding-right="0.355cm"/>
      <style:paragraph-properties style:writing-mode="lr-tb"/>
    </style:style>
    <style:style style:name="gr28" style:family="graphic" style:parent-style-name="objectwithoutfill">
      <style:graphic-properties svg:stroke-width="0.212cm" svg:stroke-color="#ff8000" draw:marker-start-width="0.518cm" draw:marker-end-width="0.518cm" draw:fill="solid" draw:textarea-vertical-align="middle" fo:padding-top="0.231cm" fo:padding-bottom="0.231cm" fo:padding-left="0.356cm" fo:padding-right="0.356cm"/>
      <style:paragraph-properties style:writing-mode="lr-tb"/>
    </style:style>
    <style:style style:name="gr29" style:family="graphic" style:parent-style-name="standard">
      <style:graphic-properties svg:stroke-color="#ff8000" draw:fill-color="#ff8000" draw:textarea-horizontal-align="justify" draw:textarea-vertical-align="middle" draw:auto-grow-height="false" fo:min-height="0.497cm" fo:min-width="0.244cm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width="0.176cm" svg:stroke-color="#ff8000" draw:marker-start-width="0.463cm" draw:marker-end-width="0.463cm" svg:stroke-linecap="butt" draw:fill="solid" draw:textarea-vertical-align="middle" fo:padding-top="0.212cm" fo:padding-bottom="0.212cm" fo:padding-left="0.337cm" fo:padding-right="0.337cm"/>
      <style:paragraph-properties style:writing-mode="lr-tb"/>
    </style:style>
    <style:style style:name="gr31" style:family="graphic" style:parent-style-name="objectwithoutfill">
      <style:graphic-properties svg:stroke-width="0.212cm" svg:stroke-color="#000000" draw:marker-start="Arrowheads_20_3" draw:marker-start-width="0.517cm" draw:marker-end="Arrowheads_20_3" draw:marker-end-width="0.517cm" draw:fill="solid" draw:textarea-vertical-align="middle" fo:padding-top="0.23cm" fo:padding-bottom="0.23cm" fo:padding-left="0.355cm" fo:padding-right="0.355cm"/>
      <style:paragraph-properties style:writing-mode="lr-tb"/>
    </style:style>
    <style:style style:name="gr32" style:family="graphic" style:parent-style-name="standard">
      <style:graphic-properties svg:stroke-width="0.212cm" svg:stroke-color="#ff8000" draw:marker-start="Arrow" draw:marker-start-width="0.518cm" draw:marker-end-width="0.518cm" draw:textarea-vertical-align="middle" fo:padding-top="0.231cm" fo:padding-bottom="0.231cm" fo:padding-left="0.356cm" fo:padding-right="0.3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2cm" fo:min-width="3.58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3cm" fo:min-width="3.585cm"/>
      <style:paragraph-properties style:writing-mode="lr-tb"/>
    </style:style>
    <style:style style:name="gr35" style:family="graphic" style:parent-style-name="objectwithoutfill">
      <style:graphic-properties draw:stroke="solid" draw:stroke-dash="Dash" svg:stroke-width="0.212cm" svg:stroke-color="#ff8000" draw:marker-start-width="0.517cm" draw:marker-end-width="0.517cm" svg:stroke-linecap="butt" draw:fill="solid" draw:textarea-vertical-align="middle" fo:padding-top="0.23cm" fo:padding-bottom="0.23cm" fo:padding-left="0.355cm" fo:padding-right="0.355cm"/>
      <style:paragraph-properties style:writing-mode="lr-tb"/>
    </style:style>
    <style:style style:name="gr36" style:family="graphic" style:parent-style-name="objectwithoutfill">
      <style:graphic-properties draw:stroke="solid" draw:stroke-dash="Dash" svg:stroke-width="0.212cm" svg:stroke-color="#ff8000" draw:marker-start-width="0.518cm" draw:marker-end="Arrowheads_20_3" draw:marker-end-width="0.518cm" svg:stroke-linecap="butt" draw:fill="solid" draw:textarea-vertical-align="middle" fo:padding-top="0.231cm" fo:padding-bottom="0.231cm" fo:padding-left="0.356cm" fo:padding-right="0.35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2cm" fo:min-width="3.588cm"/>
      <style:paragraph-properties style:writing-mode="lr-tb"/>
    </style:style>
    <style:style style:name="gr38" style:family="graphic" style:parent-style-name="objectwithoutfill">
      <style:graphic-properties draw:stroke="dash" draw:stroke-dash="Dash" svg:stroke-width="0.212cm" svg:stroke-color="#1418f4" draw:marker-start-width="0.517cm" draw:marker-end-width="0.517cm" svg:stroke-linecap="butt" draw:fill="solid" draw:fill-color="#1418f4" draw:opacity="30%" draw:textarea-vertical-align="middle" fo:padding-top="0.23cm" fo:padding-bottom="0.23cm" fo:padding-left="0.355cm" fo:padding-right="0.355cm"/>
      <style:paragraph-properties style:writing-mode="lr-tb"/>
    </style:style>
    <style:style style:name="gr39" style:family="graphic" style:parent-style-name="standard">
      <style:graphic-properties draw:stroke="solid" svg:stroke-width="0.081cm" svg:stroke-color="#ffffff" draw:marker-start-width="0.321cm" draw:marker-end-width="0.321cm" draw:fill-color="#1418f4" draw:opacity="30%" draw:textarea-horizontal-align="justify" draw:textarea-vertical-align="middle" draw:auto-grow-height="false" fo:min-height="1.162cm" fo:min-width="0.912cm" fo:padding-top="0.165cm" fo:padding-bottom="0.165cm" fo:padding-left="0.29cm" fo:padding-right="0.29cm"/>
      <style:paragraph-properties style:writing-mode="lr-tb"/>
    </style:style>
    <style:style style:name="gr40" style:family="graphic" style:parent-style-name="objectwithoutfill">
      <style:graphic-properties svg:stroke-width="0.212cm" svg:stroke-color="#bf0041" draw:marker-start="" draw:marker-start-width="0.517cm" draw:marker-end="Arrowheads_20_3" draw:marker-end-width="0.617cm" draw:fill="solid" draw:textarea-vertical-align="middle" fo:padding-top="0.23cm" fo:padding-bottom="0.23cm" fo:padding-left="0.355cm" fo:padding-right="0.355cm"/>
      <style:paragraph-properties style:writing-mode="lr-tb"/>
    </style:style>
    <style:style style:name="gr41" style:family="graphic" style:parent-style-name="standard">
      <style:graphic-properties svg:stroke-width="0.018cm" svg:stroke-color="#1418f4" draw:marker-start-width="0.227cm" draw:marker-end-width="0.227cm" draw:fill-color="#1418f4" draw:opacity="30%" draw:textarea-horizontal-align="justify" draw:textarea-vertical-align="middle" draw:auto-grow-height="false" fo:min-height="2.587cm" fo:min-width="2.339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>
      <style:graphic-properties draw:stroke="solid" svg:stroke-width="0.081cm" svg:stroke-color="#ffffff" draw:marker-start-width="0.321cm" draw:marker-end-width="0.321cm" draw:fill-color="#1418f4" draw:opacity="30%" draw:textarea-horizontal-align="justify" draw:textarea-vertical-align="middle" draw:auto-grow-height="false" fo:min-height="1.162cm" fo:min-width="0.913cm" fo:padding-top="0.165cm" fo:padding-bottom="0.165cm" fo:padding-left="0.29cm" fo:padding-right="0.29cm"/>
      <style:paragraph-properties style:writing-mode="lr-tb"/>
    </style:style>
    <style:style style:name="gr43" style:family="graphic" style:parent-style-name="objectwithoutfill">
      <style:graphic-properties svg:stroke-width="0.212cm" svg:stroke-color="#000000" draw:marker-start="" draw:marker-start-width="0.517cm" draw:marker-end="Arrowheads_20_3" draw:marker-end-width="0.517cm" draw:fill="solid" draw:textarea-vertical-align="middle" fo:padding-top="0.23cm" fo:padding-bottom="0.23cm" fo:padding-left="0.355cm" fo:padding-right="0.355cm"/>
      <style:paragraph-properties style:writing-mode="lr-tb"/>
    </style:style>
    <style:style style:name="gr44" style:family="graphic" style:parent-style-name="standard">
      <style:graphic-properties svg:stroke-width="0.212cm" svg:stroke-color="#000000" draw:marker-start-width="0.518cm" draw:marker-end-width="0.518cm" draw:fill="solid" draw:fill-color="#ffffff" draw:textarea-horizontal-align="justify" draw:textarea-vertical-align="middle" draw:auto-grow-height="false" fo:min-height="1.021cm" fo:min-width="0.83cm" fo:padding-top="0.231cm" fo:padding-bottom="0.231cm" fo:padding-left="0.356cm" fo:padding-right="0.356cm"/>
      <style:paragraph-properties style:writing-mode="lr-tb"/>
    </style:style>
    <style:style style:name="gr45" style:family="graphic" style:parent-style-name="standard">
      <style:graphic-properties draw:stroke="none" draw:fill-color="#000000" draw:textarea-vertical-align="middle" draw:auto-grow-height="false" fo:min-height="1.646cm" fo:min-width="1.407cm"/>
      <style:paragraph-properties style:writing-mode="lr-tb"/>
    </style:style>
    <style:style style:name="gr46" style:family="graphic" style:parent-style-name="standard">
      <style:graphic-properties draw:stroke="none" draw:fill-color="#000000" draw:textarea-vertical-align="middle" draw:auto-grow-height="false" fo:min-height="1.65cm" fo:min-width="1.31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3.09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3.096cm"/>
      <style:paragraph-properties style:writing-mode="lr-tb"/>
    </style:style>
    <style:style style:name="gr49" style:family="graphic" style:parent-style-name="objectwithoutfill">
      <style:graphic-properties svg:stroke-width="0.212cm" svg:stroke-color="#ff8000" draw:marker-start="Arrowheads_20_3" draw:marker-start-width="0.518cm" draw:marker-end="" draw:marker-end-width="0.518cm" draw:fill="solid" draw:textarea-vertical-align="middle" fo:padding-top="0.231cm" fo:padding-bottom="0.231cm" fo:padding-left="0.356cm" fo:padding-right="0.3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66pt" style:font-size-asian="66pt" style:font-size-complex="66pt"/>
    </style:style>
    <style:style style:name="P3" style:family="paragraph">
      <loext:graphic-properties draw:fill-color="#1418f4" draw:opacity="30%"/>
      <style:paragraph-properties fo:text-align="center"/>
      <style:text-properties fo:font-size="66pt" style:font-size-asian="66pt" style:font-size-complex="66pt"/>
    </style:style>
    <style:style style:name="P4" style:family="paragraph">
      <style:paragraph-properties fo:text-align="center"/>
      <style:text-properties style:font-name="DejaVu Serif Condensed"/>
    </style:style>
    <style:style style:name="P5" style:family="paragraph">
      <loext:graphic-properties draw:fill="solid"/>
      <style:paragraph-properties fo:text-align="center"/>
      <style:text-properties style:font-name="DejaVu Serif Condensed" fo:font-size="66pt" style:font-size-asian="66pt" style:font-size-complex="66pt"/>
    </style:style>
    <style:style style:name="P6" style:family="paragraph">
      <style:paragraph-properties fo:margin-left="0cm" fo:margin-right="0cm" fo:text-align="center" fo:text-indent="0cm"/>
      <style:text-properties style:font-name="DejaVu Serif Condensed"/>
    </style:style>
    <style:style style:name="P7" style:family="paragraph">
      <loext:graphic-properties draw:fill-color="#dddddd"/>
      <style:paragraph-properties fo:margin-left="0cm" fo:margin-right="0cm" fo:text-align="center" fo:text-indent="0cm"/>
      <style:text-properties style:font-name="DejaVu Serif Condensed" fo:font-size="66pt" style:font-size-asian="66pt" style:font-size-complex="66pt"/>
    </style:style>
    <style:style style:name="P8" style:family="paragraph">
      <loext:graphic-properties draw:fill="solid"/>
      <style:paragraph-properties fo:margin-left="0cm" fo:margin-right="0cm" fo:text-align="center" fo:text-indent="0cm"/>
      <style:text-properties style:font-name="DejaVu Serif Condensed" fo:font-size="66pt" style:font-size-asian="66pt" style:font-size-complex="66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  <style:text-properties fo:color="#c9211e" loext:opacity="100%" style:font-name="DejaVu Serif Condensed" fo:font-size="88pt" style:font-size-asian="88pt" style:font-size-complex="88pt"/>
    </style:style>
    <style:style style:name="P11" style:family="paragraph">
      <loext:graphic-properties draw:fill="solid" draw:fill-color="#000000"/>
      <style:paragraph-properties fo:text-align="center"/>
      <style:text-properties style:font-name="DejaVu Serif Condensed" fo:font-size="66pt" style:font-size-asian="66pt" style:font-size-complex="66pt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style:font-name="DejaVu Serif Condensed" fo:font-size="88pt" style:font-size-asian="96pt" style:font-size-complex="96pt"/>
    </style:style>
    <style:style style:name="P13" style:family="paragraph">
      <style:paragraph-properties fo:text-align="center"/>
      <style:text-properties style:font-name="DejaVu Serif Condensed" fo:font-size="66pt" style:font-size-asian="66pt" style:font-size-complex="66pt"/>
    </style:style>
    <style:style style:name="P14" style:family="paragraph">
      <style:text-properties fo:font-weight="normal"/>
    </style:style>
    <style:style style:name="P15" style:family="paragraph">
      <loext:graphic-properties draw:fill="none" draw:fill-color="#ffffff"/>
      <style:paragraph-properties style:writing-mode="lr-tb"/>
      <style:text-properties fo:color="#00a933" loext:opacity="100%" style:font-name="DejaVu Serif Condensed" fo:font-size="88pt" fo:font-weight="normal" style:font-size-asian="88pt" style:font-size-complex="88pt"/>
    </style:style>
    <style:style style:name="P16" style:family="paragraph">
      <loext:graphic-properties draw:fill="none" draw:fill-color="#ffffff"/>
      <style:paragraph-properties style:writing-mode="lr-tb"/>
      <style:text-properties fo:color="#c9211e" loext:opacity="100%" style:font-name="DejaVu Serif Condensed" fo:font-size="88pt" style:font-size-asian="88pt" style:font-size-complex="88pt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DejaVu Serif Condensed" fo:font-size="88pt" style:font-size-asian="88pt" style:font-size-complex="88pt"/>
    </style:style>
    <style:style style:name="P18" style:family="paragraph">
      <loext:graphic-properties draw:fill="none" draw:fill-color="#ffffff"/>
      <style:paragraph-properties style:writing-mode="lr-tb"/>
      <style:text-properties fo:color="#2a6099" loext:opacity="100%" style:font-name="DejaVu Serif Condensed" fo:font-size="88pt" style:font-size-asian="88pt" style:font-size-complex="88pt"/>
    </style:style>
    <style:style style:name="P19" style:family="paragraph">
      <loext:graphic-properties draw:fill="solid"/>
      <style:paragraph-properties fo:text-align="center"/>
      <style:text-properties fo:font-size="66pt" style:font-size-asian="66pt" style:font-size-complex="66pt"/>
    </style:style>
    <style:style style:name="P20" style:family="paragraph">
      <loext:graphic-properties draw:fill-color="#ff8000"/>
      <style:paragraph-properties fo:text-align="center"/>
      <style:text-properties fo:font-size="66pt" style:font-size-asian="66pt" style:font-size-complex="66pt"/>
    </style:style>
    <style:style style:name="P21" style:family="paragraph">
      <loext:graphic-properties draw:fill="none" draw:fill-color="#ffffff"/>
      <style:paragraph-properties style:writing-mode="lr-tb"/>
      <style:text-properties fo:color="#ff8000" loext:opacity="100%" style:font-name="DejaVu Serif Condensed" fo:font-size="88pt" style:font-size-asian="88pt" style:font-size-complex="88pt"/>
    </style:style>
    <style:style style:name="P22" style:family="paragraph">
      <loext:graphic-properties draw:fill="solid" draw:fill-color="#1418f4" draw:opacity="30%"/>
      <style:paragraph-properties fo:text-align="center"/>
      <style:text-properties fo:font-size="66pt" style:font-size-asian="66pt" style:font-size-complex="66pt"/>
    </style:style>
    <style:style style:name="P23" style:family="paragraph">
      <loext:graphic-properties draw:fill="solid" draw:fill-color="#ffffff"/>
      <style:paragraph-properties fo:text-align="center"/>
      <style:text-properties style:font-name="DejaVu Serif Condensed" fo:font-size="66pt" style:font-size-asian="66pt" style:font-size-complex="66pt"/>
    </style:style>
    <style:style style:name="P24" style:family="paragraph">
      <loext:graphic-properties draw:fill-color="#000000"/>
      <style:paragraph-properties fo:text-align="center"/>
      <style:text-properties style:font-name="DejaVu Serif Condensed" fo:font-size="66pt" style:font-size-asian="66pt" style:font-size-complex="66pt"/>
    </style:style>
    <style:style style:name="P25" style:family="paragraph">
      <style:text-properties fo:color="#1c1c1c" loext:opacity="100%"/>
    </style:style>
    <style:style style:name="P26" style:family="paragraph">
      <loext:graphic-properties draw:fill="none" draw:fill-color="#ffffff"/>
      <style:paragraph-properties style:writing-mode="lr-tb"/>
      <style:text-properties fo:color="#1c1c1c" loext:opacity="100%" fo:font-size="48pt" style:font-size-asian="48pt" style:font-size-complex="48pt"/>
    </style:style>
    <style:style style:name="P27" style:family="paragraph">
      <loext:graphic-properties draw:fill="none" draw:fill-color="#ffffff"/>
      <style:paragraph-properties style:writing-mode="lr-tb"/>
      <style:text-properties fo:color="#1418f4" loext:opacity="100%" fo:font-size="42pt" style:font-size-asian="42pt" style:font-size-complex="4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c9211e" loext:opacity="100%" style:font-name="DejaVu Serif Condensed" fo:font-size="88pt" style:font-size-asian="88pt" style:font-size-complex="88pt"/>
    </style:style>
    <style:style style:name="T3" style:family="text">
      <style:text-properties fo:color="#c9211e" loext:opacity="100%" style:text-position="-33% 58%" style:font-name="DejaVu Serif Condensed" fo:font-size="88pt" style:font-size-asian="88pt" style:font-size-complex="88pt"/>
    </style:style>
    <style:style style:name="T4" style:family="text">
      <style:text-properties fo:color="#c9211e" loext:opacity="100%" style:font-name="DejaVu Serif Condensed" fo:font-size="88pt" style:font-size-asian="96pt" style:font-size-complex="96pt"/>
    </style:style>
    <style:style style:name="T5" style:family="text">
      <style:text-properties fo:color="#c9211e" loext:opacity="100%" style:text-position="-33% 58%" style:font-name="DejaVu Serif Condensed" fo:font-size="88pt" style:font-size-asian="96pt" style:font-size-complex="96pt"/>
    </style:style>
    <style:style style:name="T6" style:family="text">
      <style:text-properties fo:color="#00a933" loext:opacity="100%" style:font-name="DejaVu Serif Condensed" fo:font-size="88pt" style:font-name-asian="CMU Classical Serif1" style:font-size-asian="88pt" style:font-name-complex="CMU Classical Serif1" style:font-size-complex="88pt"/>
    </style:style>
    <style:style style:name="T7" style:family="text">
      <style:text-properties fo:color="#00a933" loext:opacity="100%" style:text-position="-33% 58%" style:font-name="DejaVu Serif Condensed" fo:font-size="88pt" style:font-size-asian="88pt" style:font-size-complex="88pt"/>
    </style:style>
    <style:style style:name="T8" style:family="text">
      <style:text-properties fo:color="#000000" loext:opacity="100%" style:font-name="DejaVu Serif Condensed" fo:font-size="88pt" style:font-size-asian="88pt" style:font-size-complex="88pt"/>
    </style:style>
    <style:style style:name="T9" style:family="text">
      <style:text-properties fo:color="#000000" loext:opacity="100%" style:text-position="-33% 58%" style:font-name="DejaVu Serif Condensed" fo:font-size="88pt" style:font-size-asian="88pt" style:font-size-complex="88pt"/>
    </style:style>
    <style:style style:name="T10" style:family="text">
      <style:text-properties fo:color="#2a6099" loext:opacity="100%" style:font-name="DejaVu Serif Condensed" fo:font-size="88pt" style:font-size-asian="88pt" style:font-size-complex="88pt"/>
    </style:style>
    <style:style style:name="T11" style:family="text">
      <style:text-properties fo:color="#00a933" loext:opacity="100%" style:font-name="DejaVu Serif Condensed" fo:font-size="88pt" style:font-name-asian="CMU Serif1" style:font-size-asian="88pt" style:font-name-complex="CMU Serif1" style:font-size-complex="88pt"/>
    </style:style>
    <style:style style:name="T12" style:family="text">
      <style:text-properties fo:color="#ff8000" loext:opacity="100%" style:font-name="DejaVu Serif Condensed1" fo:font-size="88pt" style:font-name-asian="DejaVu Serif Condensed1" style:font-size-asian="88pt" style:font-name-complex="DejaVu Serif Condensed1" style:font-size-complex="88pt"/>
    </style:style>
    <style:style style:name="T13" style:family="text">
      <style:text-properties fo:color="#1c1c1c" loext:opacity="100%" fo:font-size="48pt" style:font-size-asian="48pt" style:font-size-complex="48pt"/>
    </style:style>
    <style:style style:name="T14" style:family="text">
      <style:text-properties fo:color="#1418f4" loext:opacity="100%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.888cm" svg:height="1.96cm" draw:transform="skewX (-0.00157079632679491) rotate (-0.3694862026472) translate (31.75cm 28.829cm)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5cm" svg:height="1.458cm" draw:transform="rotate (-0.371056998973995) translate (32.004cm 29.464cm)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64cm" svg:height="3.162cm" draw:transform="rotate (0.356221700332043) translate (9.374cm 6.225cm)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6.794cm" svg:y1="38.512cm" svg:x2="27.664cm" svg:y2="0.184cm">
          <text:p text:style-name="P4"><text:span text:style-name="T1"/></text:p>
        </draw:line>
        <draw:custom-shape draw:style-name="gr5" draw:text-style-name="P7" xml:id="id2" draw:id="id2" draw:layer="layout" svg:width="4.47cm" svg:height="11.064cm" draw:transform="rotate (-2.87979326579064) translate (27.643cm 17.476cm)">
          <text:p text:style-name="P6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" draw:id="id1" draw:layer="layout" svg:width="4.472cm" svg:height="11.067cm" draw:transform="skewX (0.00034906585039884) rotate (-0.272445896236316) translate (16.126cm 32.583cm)">
          <text:p text:style-name="P6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line" svg:x1="14.558cm" svg:y1="37.89cm" svg:x2="19.019cm" svg:y2="39.136cm" draw:start-shape="id1" draw:start-glue-point="3" draw:end-shape="id1" draw:end-glue-point="1" svg:d="M14558 37890l4461 1246" svg:viewBox="0 0 4462 1247">
          <text:p text:style-name="P6"><text:span text:style-name="T1"/></text:p>
        </draw:connector>
        <draw:connector draw:style-name="gr7" draw:text-style-name="P8" draw:layer="layout" draw:type="line" svg:x1="18.301cm" svg:y1="33.108cm" svg:x2="15.276cm" svg:y2="43.919cm" draw:start-shape="id1" draw:start-glue-point="0" draw:end-shape="id1" draw:end-glue-point="2" svg:d="M18301 33108l-3025 10811" svg:viewBox="0 0 3026 10812">
          <text:p text:style-name="P6"><text:span text:style-name="T1"/></text:p>
        </draw:connector>
        <draw:frame draw:style-name="gr8" draw:text-style-name="P10" draw:layer="layout" svg:width="5.735cm" svg:height="4.891cm" svg:x="20.3cm" svg:y="40.089cm">
          <draw:text-box>
            <text:p text:style-name="P9"><text:span text:style-name="T2">F</text:span><text:span text:style-name="T3">y,r</text:span></text:p>
          </draw:text-box>
        </draw:frame>
        <draw:line draw:style-name="gr9" draw:text-style-name="P8" draw:layer="layout" svg:x1="22.424cm" svg:y1="39.952cm" svg:x2="16.794cm" svg:y2="38.512cm">
          <text:p text:style-name="P6"><text:span text:style-name="T1"/></text:p>
        </draw:line>
        <draw:line draw:style-name="gr9" draw:text-style-name="P8" draw:layer="layout" svg:x1="14.761cm" svg:y1="45.889cm" svg:x2="16.794cm" svg:y2="38.512cm">
          <text:p text:style-name="P6"><text:span text:style-name="T1"/></text:p>
        </draw:line>
        <draw:frame draw:style-name="gr10" draw:text-style-name="P10" draw:layer="layout" svg:width="5.595cm" svg:height="4.89cm" svg:x="15.487cm" svg:y="44.577cm">
          <draw:text-box>
            <text:p text:style-name="P9"><text:span text:style-name="T2">F</text:span><text:span text:style-name="T3">x,r</text:span></text:p>
          </draw:text-box>
        </draw:frame>
        <draw:line draw:style-name="gr11" draw:text-style-name="P5" draw:layer="layout" svg:x1="3.033cm" svg:y1="49.299cm" svg:x2="8.302cm" svg:y2="49.299cm">
          <text:p text:style-name="P4"><text:span text:style-name="T1"/></text:p>
        </draw:line>
        <draw:line draw:style-name="gr11" draw:text-style-name="P5" draw:layer="layout" svg:x1="3.033cm" svg:y1="49.299cm" svg:x2="3.033cm" svg:y2="44.557cm">
          <text:p text:style-name="P4"><text:span text:style-name="T1"/></text:p>
        </draw:line>
        <draw:custom-shape draw:style-name="gr12" draw:text-style-name="P11" draw:layer="layout" svg:width="0.631cm" svg:height="0.632cm" svg:x="2.713cm" svg:y="48.979cm"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draw:layer="layout" svg:width="6.996cm" svg:height="4.623cm" svg:x="20.309cm" svg:y="28.27cm">
          <draw:text-box>
            <text:p><text:span text:style-name="T4">F</text:span><text:span text:style-name="T5">resist</text:span></text:p>
          </draw:text-box>
        </draw:frame>
        <draw:ellipse draw:style-name="gr14" draw:text-style-name="P13" draw:layer="layout" svg:width="8.958cm" svg:height="5.269cm" svg:x="20.904cm" svg:y="5.258cm" draw:kind="arc" draw:start-angle="79.55" draw:end-angle="129.93">
          <text:p text:style-name="P4"><text:span text:style-name="T1"/></text:p>
        </draw:ellipse>
        <draw:frame draw:style-name="gr15" draw:text-style-name="P15" draw:layer="layout" svg:width="4.206cm" svg:height="4.892cm" svg:x="22.591cm" svg:y="0.336cm">
          <draw:text-box>
            <text:p text:style-name="P14"><text:span text:style-name="T6">δ</text:span><text:span text:style-name="T7">s</text:span></text:p>
          </draw:text-box>
        </draw:frame>
        <draw:frame draw:style-name="gr16" draw:text-style-name="P16" draw:layer="layout" svg:width="5.646cm" svg:height="4.889cm" svg:x="29.842cm" svg:y="11.24cm">
          <draw:text-box>
            <text:p><text:span text:style-name="T2">F</text:span><text:span text:style-name="T3">y,f</text:span></text:p>
          </draw:text-box>
        </draw:frame>
        <draw:line draw:style-name="gr17" draw:text-style-name="P5" draw:layer="layout" svg:x1="17.133cm" svg:y1="10.835cm" svg:x2="13.445cm" svg:y2="24.535cm">
          <text:p text:style-name="P4"><text:span text:style-name="T1"/></text:p>
        </draw:line>
        <draw:frame draw:style-name="gr18" draw:text-style-name="P17" draw:layer="layout" svg:width="3.209cm" svg:height="4.578cm" svg:x="12.446cm" svg:y="14.453cm">
          <draw:text-box>
            <text:p><text:span text:style-name="T8">l</text:span><text:span text:style-name="T9">f</text:span></text:p>
          </draw:text-box>
        </draw:frame>
        <draw:line draw:style-name="gr17" draw:text-style-name="P5" draw:layer="layout" svg:x1="13.483cm" svg:y1="24.534cm" svg:x2="10.222cm" svg:y2="36.653cm">
          <text:p text:style-name="P4"><text:span text:style-name="T1"/></text:p>
        </draw:line>
        <draw:frame draw:style-name="gr19" draw:text-style-name="P17" draw:layer="layout" svg:width="3.332cm" svg:height="4.578cm" svg:x="8.89cm" svg:y="27.178cm">
          <draw:text-box>
            <text:p><text:span text:style-name="T8">l</text:span><text:span text:style-name="T9">r</text:span></text:p>
          </draw:text-box>
        </draw:frame>
        <draw:line draw:style-name="gr20" draw:text-style-name="P5" draw:layer="layout" svg:x1="20.179cm" svg:y1="26.406cm" svg:x2="16.748cm" svg:y2="15.577cm">
          <text:p text:style-name="P4"><text:span text:style-name="T1"/></text:p>
        </draw:line>
        <draw:frame draw:style-name="gr21" draw:text-style-name="P18" draw:layer="layout" svg:width="3.418cm" svg:height="4.14cm" svg:x="15.66cm" svg:y="18.328cm">
          <draw:text-box>
            <text:p><text:span text:style-name="T10">v</text:span></text:p>
          </draw:text-box>
        </draw:frame>
        <draw:ellipse draw:style-name="gr22" draw:text-style-name="P13" draw:layer="layout" svg:width="8.959cm" svg:height="5.268cm" svg:x="16.731cm" svg:y="19.942cm" draw:kind="arc" draw:start-angle="79.55" draw:end-angle="129.93">
          <text:p text:style-name="P4"><text:span text:style-name="T1"/></text:p>
        </draw:ellipse>
        <draw:frame draw:style-name="gr23" draw:text-style-name="P15" draw:layer="layout" svg:width="3.452cm" svg:height="4.17cm" svg:x="18.571cm" svg:y="15.772cm">
          <draw:text-box>
            <text:p text:style-name="P14"><text:span text:style-name="T11">β</text:span></text:p>
          </draw:text-box>
        </draw:frame>
        <draw:frame draw:style-name="gr24" draw:text-style-name="P15" draw:layer="layout" svg:width="3.945cm" svg:height="4.17cm" svg:x="22.987cm" svg:y="21.082cm">
          <draw:text-box>
            <text:p text:style-name="P14"><text:span text:style-name="T11">ψ</text:span></text:p>
          </draw:text-box>
        </draw:frame>
        <draw:frame draw:style-name="gr25" draw:text-style-name="P16" draw:layer="layout" svg:width="5.645cm" svg:height="4.891cm" svg:x="26.797cm" svg:y="17.78cm">
          <draw:text-box>
            <text:p><text:span text:style-name="T2">F</text:span><text:span text:style-name="T3">x,f</text:span></text:p>
          </draw:text-box>
        </draw:frame>
        <draw:connector draw:style-name="gr26" draw:text-style-name="P19" draw:layer="layout" draw:type="line" svg:x1="25.505cm" svg:y1="18.132cm" svg:x2="20.695cm" svg:y2="0.255cm" draw:start-shape="id2" draw:start-glue-point="0" svg:d="M25505 18132l-4810-17877" svg:viewBox="0 0 4811 17878">
          <text:p text:style-name="P1"><text:span text:style-name="T1"/></text:p>
        </draw:connector>
        <draw:connector draw:style-name="gr7" draw:text-style-name="P19" draw:layer="layout" draw:type="line" svg:x1="26.288cm" svg:y1="12.112cm" svg:x2="21.816cm" svg:y2="13.31cm" draw:start-shape="id2" draw:start-glue-point="3" draw:end-shape="id2" draw:end-glue-point="1" svg:d="M26288 12112l-4472 1198" svg:viewBox="0 0 4473 1199">
          <text:p text:style-name="P1"><text:span text:style-name="T1"/></text:p>
        </draw:connector>
        <draw:path draw:style-name="gr27" draw:text-style-name="P19" draw:layer="layout" svg:width="41.156cm" svg:height="32.298cm" draw:transform="skewX (0.0844739357965256) rotate (1.8767525446695) translate (31.0931435074788cm 49.2992335068393cm)" svg:viewBox="0 0 41157 32299" svg:d="M0 0c18234 0 41157 32299 41157 32299">
          <text:p text:style-name="P1"><text:span text:style-name="T1"/></text:p>
        </draw:path>
        <draw:connector draw:style-name="gr28" draw:text-style-name="P19" draw:layer="layout" draw:type="line" svg:x1="26.082cm" svg:y1="49.634cm" svg:x2="40.476cm" svg:y2="10.51cm" svg:d="M26082 49634l14394-39124" svg:viewBox="0 0 14395 39125">
          <text:p text:style-name="P1"><text:span text:style-name="T1"/></text:p>
        </draw:connector>
        <draw:custom-shape draw:style-name="gr29" draw:text-style-name="P20" draw:layer="layout" svg:width="1.052cm" svg:height="1.055cm" svg:x="32.407cm" svg:y="30.857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9" draw:layer="layout" draw:type="line" svg:x1="11.375cm" svg:y1="50.441cm" svg:x2="29.842cm" svg:y2="0.089cm" svg:d="M11375 50441l18467-50352" svg:viewBox="0 0 18468 50353">
          <text:p text:style-name="P1"><text:span text:style-name="T1"/></text:p>
        </draw:connector>
        <draw:line draw:style-name="gr31" draw:text-style-name="P5" draw:layer="layout" svg:x1="20.204cm" svg:y1="26.405cm" svg:x2="21.947cm" svg:y2="20.327cm">
          <text:p text:style-name="P4"><text:span text:style-name="T1"/></text:p>
        </draw:line>
        <draw:line draw:style-name="gr28" draw:text-style-name="P19" draw:layer="layout" svg:x1="10.757cm" svg:y1="48.133cm" svg:x2="13.392cm" svg:y2="47.606cm">
          <text:p text:style-name="P1"><text:span text:style-name="T1"/></text:p>
        </draw:line>
        <draw:line draw:style-name="gr28" draw:text-style-name="P19" draw:layer="layout" svg:x1="11.176cm" svg:y1="47.607cm" svg:x2="13.811cm" svg:y2="47.08cm">
          <text:p text:style-name="P1"><text:span text:style-name="T1"/></text:p>
        </draw:line>
        <draw:line draw:style-name="gr28" draw:text-style-name="P19" draw:layer="layout" svg:x1="24.979cm" svg:y1="48.772cm" svg:x2="27.614cm" svg:y2="48.245cm">
          <text:p text:style-name="P1"><text:span text:style-name="T1"/></text:p>
        </draw:line>
        <draw:line draw:style-name="gr28" draw:text-style-name="P19" draw:layer="layout" svg:x1="25.398cm" svg:y1="48.245cm" svg:x2="28.033cm" svg:y2="47.718cm">
          <text:p text:style-name="P1"><text:span text:style-name="T1"/></text:p>
        </draw:line>
        <draw:ellipse draw:style-name="gr32" draw:text-style-name="P13" draw:layer="layout" svg:width="4.34cm" svg:height="2.389cm" draw:transform="skewX (0.0509636141582344) rotate (-0.299847565492626) translate (26.581cm 1.192cm)" draw:kind="arc" draw:start-angle="79.55" draw:end-angle="129.93">
          <text:p text:style-name="P4"><text:span text:style-name="T1"/></text:p>
        </draw:ellipse>
        <draw:frame draw:style-name="gr33" draw:text-style-name="P21" draw:layer="layout" svg:width="4.087cm" svg:height="4.692cm" svg:x="29.842cm" svg:y="0.642cm">
          <draw:text-box>
            <text:p><text:span text:style-name="T12">μ</text:span></text:p>
          </draw:text-box>
        </draw:frame>
        <draw:frame draw:style-name="gr34" draw:text-style-name="P21" draw:layer="layout" svg:width="4.085cm" svg:height="4.693cm" svg:x="26.212cm" svg:y="24.765cm">
          <draw:text-box>
            <text:p><text:span text:style-name="T12">n</text:span></text:p>
          </draw:text-box>
        </draw:frame>
        <draw:line draw:style-name="gr35" draw:text-style-name="P19" draw:layer="layout" svg:x1="33.028cm" svg:y1="50.204cm" svg:x2="35.746cm" svg:y2="49.486cm">
          <text:p text:style-name="P1"><text:span text:style-name="T1"/></text:p>
        </draw:line>
        <draw:path draw:style-name="gr36" draw:text-style-name="P19" draw:layer="layout" svg:width="14.572cm" svg:height="5.278cm" draw:transform="skewX (-0.361457688088025) rotate (1.87553081419311) translate (34.2915266803799cm 49.8279530566137cm)" svg:viewBox="0 0 14573 5279" svg:d="M0 0c6460-1 14573 5279 14573 5279">
          <text:p text:style-name="P1"><text:span text:style-name="T1"/></text:p>
        </draw:path>
        <draw:frame draw:style-name="gr37" draw:text-style-name="P21" draw:layer="layout" svg:width="4.088cm" svg:height="4.692cm" svg:x="34.356cm" svg:y="34.546cm">
          <draw:text-box>
            <text:p><text:span text:style-name="T12">s</text:span></text:p>
          </draw:text-box>
        </draw:frame>
        <draw:path draw:style-name="gr38" draw:text-style-name="P22" draw:layer="layout" svg:width="35.335cm" svg:height="22.115cm" draw:transform="skewX (-0.0472984227290464) rotate (1.80885923676692) translate (2.74807290206671cm 40.3417219835707cm)" svg:viewBox="0 0 35336 22116" svg:d="M0 0c15654 3 35336 22116 35336 22116">
          <text:p text:style-name="P1"><text:span text:style-name="T1"/></text:p>
        </draw:path>
        <draw:custom-shape draw:style-name="gr39" draw:text-style-name="P3" draw:layer="layout" svg:width="2.108cm" svg:height="2.108cm" svg:x="10.342cm" svg:y="6.09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2" draw:text-style-name="P13" draw:layer="layout" svg:width="6.533cm" svg:height="6.626cm" draw:transform="skewX (-0.157603231455088) rotate (-1.12469016998515) translate (21.143cm 22.077cm)" draw:kind="arc" draw:start-angle="79.55" draw:end-angle="129.93">
          <text:p text:style-name="P4"><text:span text:style-name="T1"/></text:p>
        </draw:ellipse>
        <draw:line draw:style-name="gr9" draw:text-style-name="P5" draw:layer="layout" svg:x1="26.104cm" svg:y1="20.273cm" svg:x2="24.096cm" svg:y2="12.776cm">
          <text:p text:style-name="P4"><text:span text:style-name="T1"/></text:p>
        </draw:line>
        <draw:line draw:style-name="gr9" draw:text-style-name="P5" draw:layer="layout" svg:x1="31.468cm" svg:y1="10.706cm" svg:x2="24.054cm" svg:y2="12.693cm">
          <text:p text:style-name="P4"><text:span text:style-name="T1"/></text:p>
        </draw:line>
        <draw:line draw:style-name="gr40" draw:text-style-name="P5" draw:layer="layout" svg:x1="20.216cm" svg:y1="26.406cm" svg:x2="18.478cm" svg:y2="32.629cm">
          <text:p text:style-name="P4"><text:span text:style-name="T1"/></text:p>
        </draw:line>
        <draw:custom-shape draw:style-name="gr41" draw:text-style-name="P3" draw:layer="layout" svg:width="3.165cm" svg:height="3.163cm" draw:transform="rotate (0.0933751149816966) translate (2.525cm 22.505cm)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2.111cm" svg:height="2.11cm" draw:transform="rotate (-0.262148453649548) translate (3.492cm 22.63cm)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5" draw:layer="layout" svg:x1="20.179cm" svg:y1="26.405cm" svg:x2="14.607cm" svg:y2="24.808cm">
          <text:p text:style-name="P4"><text:span text:style-name="T1"/></text:p>
        </draw:line>
        <draw:custom-shape draw:style-name="gr44" draw:text-style-name="P23" draw:layer="layout" svg:width="1.906cm" svg:height="1.821cm" draw:transform="rotate (1.29102004770021) translate (19.035cm 27.034cm)"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4" draw:layer="layout" svg:width="1.907cm" svg:height="1.896cm" draw:transform="skewX (-0.0619591884457987) translate (19.154cm 25.409cm)">
          <text:p text:style-name="P4"><text:span text:style-name="T1"/></text:p>
          <draw:enhanced-geometry draw:glue-point-type="segments" draw:mirror-horizontal="false" draw:mirror-vertical="false" draw:type="mso-spt100" draw:modifiers="91.92518370832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6" draw:text-style-name="P24" draw:layer="layout" svg:width="1.817cm" svg:height="1.9cm" draw:transform="skewX (-0.0588175957922089) rotate (-3.13426227073142) translate (21.157cm 27.327cm)">
          <text:p text:style-name="P4"><text:span text:style-name="T1"/></text:p>
          <draw:enhanced-geometry draw:glue-point-type="segments" draw:type="mso-spt100" draw:modifiers="91.92518370832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47" draw:text-style-name="P26" draw:layer="layout" svg:width="31.99cm" svg:height="3.345cm" draw:transform="skewX (-6.96043471891352E-017) rotate (0.995361272412366) translate (35.284cm 27.219cm)">
          <draw:text-box>
            <text:p text:style-name="P25"><text:span text:style-name="T13">Reference path (e.g. middle line)</text:span></text:p>
          </draw:text-box>
        </draw:frame>
        <draw:frame draw:style-name="gr48" draw:text-style-name="P27" draw:layer="layout" svg:width="31.992cm" svg:height="3.346cm" draw:transform="skewX (-6.95792012252515E-017) rotate (1.17373392196619) translate (1.053cm 20.994cm)">
          <draw:text-box>
            <text:p><text:span text:style-name="T14">Left Track </text:span><text:span text:style-name="T14">Boundary</text:span></text:p>
          </draw:text-box>
        </draw:frame>
        <draw:line draw:style-name="gr49" draw:text-style-name="P19" draw:layer="layout" svg:x1="20.179cm" svg:y1="26.406cm" svg:x2="32.443cm" svg:y2="31.19cm">
          <text:p text:style-name="P1"><text:span text:style-name="T1"/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Classical Serif" svg:font-family="'CMU Classical Serif'" style:font-family-generic="roman" style:font-pitch="variable"/>
    <style:font-face style:name="CMU Classical Serif1" svg:font-family="'CMU Classical Serif'" style:font-family-generic="roman"/>
    <style:font-face style:name="CMU Serif" svg:font-family="'CMU Serif'" style:font-family-generic="roman" style:font-pitch="variable"/>
    <style:font-face style:name="CMU Serif1" svg:font-family="'CMU Serif'" style:font-family-generic="roman"/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40" svg:d="M0 40l10-40 10 40z"/>
    <draw:marker draw:name="Arrowheads_20_5" draw:display-name="Arrowheads 5" svg:viewBox="0 0 20 13" svg:d="M0 13l10-13 10 13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7T20:44:30.656989216</meta:creation-date>
    <dc:date>2023-12-16T00:47:30.529339880</dc:date>
    <meta:editing-duration>PT26M47S</meta:editing-duration>
    <meta:editing-cycles>10</meta:editing-cycles>
    <meta:generator>LibreOffice/7.3.7.2$Linux_X86_64 LibreOffice_project/30$Build-2</meta:generator>
    <meta:document-statistic meta:object-count="61"/>
  </office:meta>
</office:document-meta>
</file>